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77d" officeooo:paragraph-rsid="0004477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477d" officeooo:paragraph-rsid="0004477d" style:font-weight-asian="bold" style:font-weight-complex="bold"/>
    </style:style>
    <style:style style:name="P3" style:family="paragraph" style:parent-style-name="Standard">
      <style:text-properties officeooo:rsid="00050766" officeooo:paragraph-rsid="00050766"/>
    </style:style>
    <style:style style:name="P4" style:family="paragraph" style:parent-style-name="Standard">
      <style:text-properties officeooo:rsid="0008a93e" officeooo:paragraph-rsid="0008a93e"/>
    </style:style>
    <style:style style:name="P5" style:family="paragraph" style:parent-style-name="Standard">
      <style:text-properties officeooo:rsid="00050766" officeooo:paragraph-rsid="00050766"/>
    </style:style>
    <style:style style:name="P6" style:family="paragraph" style:parent-style-name="Standard">
      <style:text-properties officeooo:rsid="000b3df6" officeooo:paragraph-rsid="000b3df6"/>
    </style:style>
    <style:style style:name="P7" style:family="paragraph" style:parent-style-name="Standard">
      <style:text-properties officeooo:rsid="000d1dac" officeooo:paragraph-rsid="000d1dac"/>
    </style:style>
    <style:style style:name="P8" style:family="paragraph" style:parent-style-name="Standard">
      <style:text-properties officeooo:rsid="000dfedb" officeooo:paragraph-rsid="000dfedb"/>
    </style:style>
    <style:style style:name="T1" style:family="text">
      <style:text-properties officeooo:rsid="0007067e"/>
    </style:style>
    <style:style style:name="T2" style:family="text">
      <style:text-properties officeooo:rsid="000d1dac"/>
    </style:style>
    <style:style style:name="T3" style:family="text">
      <style:text-properties officeooo:rsid="000f7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Importer git:</text:p>
      <text:p text:style-name="P1"/>
      <text:p text:style-name="P4">0- Fork sur Github</text:p>
      <text:p text:style-name="P3">1- Ouvrir l’image Pharo</text:p>
      <text:p text:style-name="P3">2 – Aller dans les onglets en haut <text:s text:c="3"/></text:p>
      <text:p text:style-name="P3">Source &gt; Git repositories Browser </text:p>
      <text:p text:style-name="P6">2 bis – Aller dans setting puis <text:span text:style-name="T2">chercher nos cles et mettre les nouveaux formats</text:span></text:p>
      <text:p text:style-name="P7">2 bis bis- Aller dans add et choisir le “clone remote repository”</text:p>
      <text:p text:style-name="P7"/>
      <text:p text:style-name="P8">Pour le README et autre, <text:span text:style-name="T3">je peux les ajouter via visual studio code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09T17:48:59.180720302</dc:date>
    <meta:editing-duration>PT7M58S</meta:editing-duration>
    <meta:editing-cycles>9</meta:editing-cycles>
    <meta:document-statistic meta:table-count="0" meta:image-count="0" meta:object-count="0" meta:page-count="1" meta:paragraph-count="8" meta:word-count="61" meta:character-count="338" meta:non-whitespace-character-count="278"/>
  </office:meta>
</office:document-meta>
</file>